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Reloading a module</text:span></text:p>
      <text:p text:style-name="Text_20_body">Let us assume the test.py module contains the following function defined in it.</text:p>
      <text:p text:style-name="Preformatted_20_Text">def SayHello(name):</text:p>
      <text:p text:style-name="Preformatted_20_Text"><text:s text:c="4"/>print("Hi {}! How are you?".format(name))</text:p>
      <text:p text:style-name="P1"><text:s text:c="4"/>return</text:p>
      <text:p text:style-name="Text_20_body">We call SayHello() function after importing the module, test.</text:p>
      <text:p text:style-name="Preformatted_20_Text">&gt;&gt;&gt; import test</text:p>
      <text:p text:style-name="Preformatted_20_Text">&gt;&gt;&gt; test.SayHello("Deepak")</text:p>
      <text:p text:style-name="Preformatted_20_Text">Hi Deepak! How are you?</text:p>
      <text:p text:style-name="P1">&gt;&gt;&gt; </text:p>
      <text:p text:style-name="Text_20_body">Now assume we need to modify the function SayHello()before executing it again. The updated function is:</text:p>
      <text:p text:style-name="Preformatted_20_Text">def SayHello(name,course):</text:p>
      <text:p text:style-name="Preformatted_20_Text"><text:s text:c="4"/>print("Hi {}! How are you?".format(name))</text:p>
      <text:p text:style-name="Preformatted_20_Text"><text:s text:c="4"/>print("Welcome to {} online training program by Internshala".format(course))</text:p>
      <text:p text:style-name="P1"><text:s text:c="4"/>return</text:p>
      <text:p text:style-name="Text_20_body">In order to call the SayHello() function without ending the current interpreter session, we can reload it by using reload() function from imp module</text:p>
      <text:p text:style-name="Preformatted_20_Text">&gt;&gt;&gt; import test</text:p>
      <text:p text:style-name="Preformatted_20_Text">&gt;&gt;&gt; test.SayHello("Deepak")</text:p>
      <text:p text:style-name="Preformatted_20_Text">Hi Deepak! How are you?</text:p>
      <text:p text:style-name="Preformatted_20_Text">&gt;&gt;&gt; import imp</text:p>
      <text:p text:style-name="Preformatted_20_Text">&gt;&gt;&gt; imp.reload(test)</text:p>
      <text:p text:style-name="Preformatted_20_Text">&lt;module 'test' from 'C:\\Python\\test.py'&gt;</text:p>
      <text:p text:style-name="Preformatted_20_Text">&gt;&gt;&gt; test.SayHello("Deepak", "Python")</text:p>
      <text:p text:style-name="Preformatted_20_Text">Hi Deepak! How are you?</text:p>
      <text:p text:style-name="Preformatted_20_Text">Welcome to Python online training program by Internshala</text:p>
      <text:p text:style-name="P1">&gt;&gt;&gt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3:19:29.809405630</meta:creation-date>
    <dc:date>2019-02-04T23:20:21.182359832</dc:date>
    <meta:editing-duration>PT53S</meta:editing-duration>
    <meta:editing-cycles>1</meta:editing-cycles>
    <meta:document-statistic meta:table-count="0" meta:image-count="0" meta:object-count="0" meta:page-count="1" meta:paragraph-count="26" meta:word-count="136" meta:character-count="974" meta:non-whitespace-character-count="842"/>
    <meta:generator>LibreOffice/6.0.7.3$Linux_X86_64 LibreOffice_project/00m0$Build-3</meta:generator>
  </office:meta>
</office:document-meta>
</file>